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15.75cm" fo:min-width="10.5cm" loext:decorative="false"/>
    </style:style>
    <style:style style:name="gr3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4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.358cm" fo:min-width="0.438cm" loext:decorative="false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svg:stroke-width="0.5cm" svg:stroke-color="#168253" draw:marker-start-width="0.95cm" draw:marker-end-width="0.95cm" svg:stroke-linecap="round" draw:fill="solid" draw:fill-color="#dee6ef" draw:textarea-vertical-align="middle" fo:padding-top="0.375cm" fo:padding-bottom="0.375cm" fo:padding-left="0.5cm" fo:padding-right="0.5cm" loext:decorative="false"/>
    </style:style>
    <style:style style:name="gr7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8" style:family="graphic" style:parent-style-name="standard">
      <style:graphic-properties svg:stroke-width="0.5cm" svg:stroke-color="#168253" draw:marker-start-width="0.95cm" draw:marker-end-width="0.95cm" draw:fill="solid" draw:fill-color="#dee6ef" draw:textarea-vertical-align="middle" draw:auto-grow-height="false" fo:min-height="13.501cm" fo:min-width="24.251cm" fo:padding-top="0.375cm" fo:padding-bottom="0.375cm" fo:padding-left="0.5cm" fo:padding-right="0.5cm" fo:wrap-option="wrap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polygon draw:style-name="gr2" draw:text-style-name="P1" draw:layer="layout" svg:width="6.879cm" svg:height="9.999cm" svg:x="2.12cm" svg:y="2cm" svg:viewBox="0 0 6880 10000" draw:points="1876,0 6880,0 6880,10000 0,10000 0,1875">
            <text:p/>
          </draw:polygon>
          <draw:line draw:style-name="gr3" draw:text-style-name="P2" draw:layer="layout" svg:x1="3.283cm" svg:y1="5.1cm" svg:x2="7.661cm" svg:y2="5.1cm">
            <text:p/>
          </draw:line>
          <draw:line draw:style-name="gr3" draw:text-style-name="P2" draw:layer="layout" svg:x1="3.283cm" svg:y1="7.6cm" svg:x2="7.661cm" svg:y2="7.6cm">
            <text:p/>
          </draw:line>
          <draw:line draw:style-name="gr3" draw:text-style-name="P2" draw:layer="layout" svg:x1="3.283cm" svg:y1="8.85cm" svg:x2="7.661cm" svg:y2="8.85cm">
            <text:p/>
          </draw:line>
          <draw:line draw:style-name="gr3" draw:text-style-name="P2" draw:layer="layout" svg:x1="3.283cm" svg:y1="6.35cm" svg:x2="7.661cm" svg:y2="6.35cm">
            <text:p/>
          </draw:line>
          <draw:custom-shape draw:style-name="gr4" draw:text-style-name="P1" draw:layer="layout" svg:width="1.875cm" svg:height="1.876cm" draw:transform="rotate (1.5707963267949) translate (2.12cm 3.875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g draw:style-name="gr5">
            <draw:line draw:style-name="gr6" draw:text-style-name="P1" draw:layer="layout" svg:x1="2.12cm" svg:y1="12cm" svg:x2="9cm" svg:y2="12cm">
              <text:p/>
            </draw:line>
            <draw:line draw:style-name="gr6" draw:text-style-name="P1" draw:layer="layout" svg:x1="2.12cm" svg:y1="12cm" svg:x2="2.12cm" svg:y2="3.875cm">
              <text:p/>
            </draw:line>
            <draw:line draw:style-name="gr6" draw:text-style-name="P1" draw:layer="layout" svg:x1="3.996cm" svg:y1="2cm" svg:x2="9cm" svg:y2="2cm">
              <text:p/>
            </draw:line>
            <draw:line draw:style-name="gr6" draw:text-style-name="P1" draw:layer="layout" svg:x1="9cm" svg:y1="2cm" svg:x2="9cm" svg:y2="12cm">
              <text:p/>
            </draw:line>
            <draw:line draw:style-name="gr6" draw:text-style-name="P1" draw:layer="layout" svg:x1="3.996cm" svg:y1="2cm" svg:x2="2.12cm" svg:y2="3.875cm">
              <text:p/>
            </draw:line>
            <draw:line draw:style-name="gr6" draw:text-style-name="P1" draw:layer="layout" svg:x1="2.151cm" svg:y1="3.875cm" svg:x2="4.027cm" svg:y2="3.875cm">
              <text:p/>
            </draw:line>
            <draw:line draw:style-name="gr6" draw:text-style-name="P1" draw:layer="layout" svg:x1="4.059cm" svg:y1="2cm" svg:x2="4.059cm" svg:y2="3.875cm">
              <text:p/>
            </draw:line>
          </draw:g>
          <draw:line draw:style-name="gr3" draw:text-style-name="P2" draw:layer="layout" svg:x1="3.283cm" svg:y1="10.1cm" svg:x2="7.661cm" svg:y2="10.1cm">
            <text:p/>
          </draw:line>
        </draw:g>
        <draw:g draw:style-name="gr5">
          <draw:polygon draw:style-name="gr7" draw:text-style-name="P1" draw:layer="layout" svg:width="6.879cm" svg:height="9.999cm" svg:x="21.12cm" svg:y="9cm" svg:viewBox="0 0 6880 10000" draw:points="0,10000 0,0 6880,0 6880,10000">
            <text:p/>
          </draw:polygon>
          <draw:line draw:style-name="gr3" draw:text-style-name="P2" draw:layer="layout" svg:x1="22.402cm" svg:y1="17.125cm" svg:x2="26.78cm" svg:y2="17.125cm">
            <text:p/>
          </draw:line>
          <draw:line draw:style-name="gr3" draw:text-style-name="P2" draw:layer="layout" svg:x1="22.402cm" svg:y1="15.875cm" svg:x2="26.78cm" svg:y2="15.875cm">
            <text:p/>
          </draw:line>
          <draw:line draw:style-name="gr3" draw:text-style-name="P2" draw:layer="layout" svg:x1="22.402cm" svg:y1="14.625cm" svg:x2="26.78cm" svg:y2="14.625cm">
            <text:p/>
          </draw:line>
          <draw:line draw:style-name="gr3" draw:text-style-name="P2" draw:layer="layout" svg:x1="22.402cm" svg:y1="13.375cm" svg:x2="26.78cm" svg:y2="13.375cm">
            <text:p/>
          </draw:line>
          <draw:line draw:style-name="gr3" draw:text-style-name="P2" draw:layer="layout" svg:x1="22.402cm" svg:y1="12.125cm" svg:x2="26.78cm" svg:y2="12.125cm">
            <text:p/>
          </draw:line>
        </draw:g>
        <draw:custom-shape draw:style-name="gr8" draw:text-style-name="P1" draw:layer="layout" svg:width="24.75cm" svg:height="13.75cm" svg:x="-2.25cm" svg:y="2cm">
          <text:p/>
          <draw:enhanced-geometry svg:viewBox="0 0 21600 21600" draw:text-areas="0 0 21600 21600" draw:type="circular-arrow" draw:modifiers="-90.0522815912052 -32.7153396205469 7810.878606731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2:26:53.818000000</meta:creation-date>
    <dc:date>2025-11-23T19:21:23.075797500</dc:date>
    <meta:editing-duration>PT3H57M7S</meta:editing-duration>
    <meta:editing-cycles>10</meta:editing-cycles>
    <meta:generator>LibreOffice/25.2.6.2$Windows_X86_64 LibreOffice_project/729c5bfe710f5eb71ed3bbde9e06a6065e9c6c5d</meta:generator>
    <meta:document-statistic meta:object-count="24"/>
  </office:meta>
</office:document-meta>
</file>